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WWNum2"/>
    <style:style style:name="P7" style:family="paragraph" style:parent-style-name="Standard" style:list-style-name="WWNum3"/>
    <style:style style:name="P8" style:family="paragraph" style:parent-style-name="Standard" style:list-style-name="WWNum4"/>
    <style:style style:name="P9" style:family="paragraph" style:parent-style-name="Standard" style:list-style-name="WWNum2">
      <style:text-properties officeooo:rsid="001d1e4a" officeooo:paragraph-rsid="001d1e4a"/>
    </style:style>
    <style:style style:name="P10" style:family="paragraph" style:parent-style-name="Standard" style:list-style-name="WWNum4">
      <style:text-properties officeooo:rsid="001d1e4a" officeooo:paragraph-rsid="001d1e4a"/>
    </style:style>
    <style:style style:name="P11" style:family="paragraph" style:parent-style-name="Standard">
      <style:paragraph-properties fo:margin-left="0.7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No_20_Spacing1" style:list-style-name="WWNum1"/>
    <style:style style:name="T1" style:family="text">
      <style:text-properties fo:font-size="11pt" fo:font-weight="bold" style:font-size-asian="11pt" style:font-weight-asian="bold" style:font-size-complex="11pt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d1e4a" style:font-size-asian="11pt" style:font-size-complex="11pt"/>
    </style:style>
    <style:style style:name="T7" style:family="text">
      <style:text-properties style:text-position="super 58%" fo:font-size="11pt" style:font-size-asian="11pt" style:font-size-complex="11pt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officeooo:rsid="001d1e4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Université Paris Diderot</text:span></text:p>
      <text:p text:style-name="P1"/>
      <text:p text:style-name="Standard"><text:span text:style-name="T2">PROJETS :</text:span><text:span text:style-name="T5"> <text:s/><text:tab/>Cimp - Console Image Manipulation Program</text:span></text:p>
      <text:p text:style-name="P5"/>
      <text:p text:style-name="P5"><text:span text:style-name="T5"><text:tab/><text:tab/></text:span></text:p>
      <text:p text:style-name="Standard"><text:span text:style-name="T4">Date </text:span><text:span text:style-name="T5">: <text:s/>Mardi </text:span><text:span text:style-name="T6">26</text:span><text:span text:style-name="T5">/02/201</text:span><text:span text:style-name="T6">9</text:span></text:p>
      <text:p text:style-name="Standard"><text:span text:style-name="T4">Début de séance</text:span><text:span text:style-name="T5"> : </text:span><text:s/><text:span text:style-name="T9">9</text:span><text:span text:style-name="T5"> : 30 </text:span><text:span text:style-name="T7">H</text:span></text:p>
      <text:p text:style-name="Standard"><text:span text:style-name="T4">Levée de la séance</text:span><text:span text:style-name="T5"> : <text:s/>1</text:span><text:span text:style-name="T6">5</text:span><text:span text:style-name="T5"> : 30 </text:span><text:span text:style-name="T7">H</text:span></text:p>
      <text:p text:style-name="Standard"><text:span text:style-name="T4">Etaient présents :</text:span></text:p>
      <text:list xml:id="list2158710330843059418" text:style-name="WWNum1">
        <text:list-item>
          <text:p text:style-name="P13">RAAB Djamel</text:p>
        </text:list-item>
        <text:list-item>
          <text:p text:style-name="P13">HADJEBAR Rabah</text:p>
        </text:list-item>
        <text:list-item>
          <text:p text:style-name="P13">MOUSSI Inesse</text:p>
        </text:list-item>
      </text:list>
      <text:p text:style-name="P2"/>
      <text:p text:style-name="Standard"><text:span text:style-name="T4">Etaient absents</text:span><text:span text:style-name="T5"> :</text:span></text:p>
      <text:list xml:id="list6887333694636112363" text:style-name="WWNum2">
        <text:list-item>
          <text:p text:style-name="P6"><text:span text:style-name="T5"><text:s/>Aucun.</text:span></text:p>
        </text:list-item>
      </text:list>
      <text:p text:style-name="P11"/>
      <text:p text:style-name="Standard"><text:span text:style-name="T4">Rapporteur</text:span><text:span text:style-name="T5"> : <text:s text:c="2"/>MOUSSI Inesse</text:span></text:p>
      <text:p text:style-name="P1"/>
      <text:p text:style-name="Standard"><text:span text:style-name="T3">Ordre du jour </text:span></text:p>
      <text:list xml:id="list4567170133753089885" text:style-name="WWNum3">
        <text:list-item>
          <text:p text:style-name="P7"><text:span text:style-name="T5">Étude détaillée d</text:span><text:span text:style-name="T6">e la librairie SDL.</text:span></text:p>
        </text:list-item>
        <text:list-item>
          <text:p text:style-name="P7"><text:span text:style-name="T5">Discussion sur le plan du travail et les technologies à utiliser. </text:span></text:p>
        </text:list-item>
      </text:list>
      <text:p text:style-name="P1"/>
      <text:p text:style-name="Standard"><text:span text:style-name="T3">Les Points abordés et les décisions prises :</text:span></text:p>
      <text:list xml:id="list102008715505451" text:continue-list="list6887333694636112363" text:style-name="WWNum2">
        <text:list-item>
          <text:p text:style-name="P6"><text:span text:style-name="T9">Réflexion aux fonctions principales du projet.</text:span> </text:p>
        </text:list-item>
        <text:list-item>
          <text:p text:style-name="P9">Finition des spécifications fonctionnelles, techniques de l’application et ses extensions </text:p>
        </text:list-item>
        <text:list-item>
          <text:p text:style-name="P9">Avancement dans l’apprentissage de la librairie SDL. </text:p>
          <text:p text:style-name="P9"/>
        </text:list-item>
      </text:list>
      <text:p text:style-name="P3"/>
      <text:p text:style-name="Standard"><text:span text:style-name="T3">A préparer pour la prochaine réunion : </text:span></text:p>
      <text:list xml:id="list2692822265490790004" text:style-name="WWNum4">
        <text:list-item>
          <text:p text:style-name="P8">Finir <text:span text:style-name="T9">l’apprentissage des principales fonctionnalités de la SDL.</text:span></text:p>
        </text:list-item>
        <text:list-item>
          <text:p text:style-name="P10">Schématisation de l’ensemble des fonctions du projet et l’imagination de l’interface.</text:p>
        </text:list-item>
        <text:list-item>
          <text:p text:style-name="P10">Commencer les fonctions principales du projet.</text:p>
        </text:list-item>
      </text:list>
      <text:p text:style-name="P4"/>
      <text:p text:style-name="Standard"><text:span text:style-name="T3"><text:s/>Date de la p</text:span><text:span text:style-name="T8">rochaine réunion</text:span> : Mardi <text:span text:style-name="T9">05</text:span>/0<text:span text:style-name="T9">3</text:span>/2019 <text:s/><text:span text:style-name="T5"><text:s text:c="48"/></text:span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_20_Spacing1" style:display-name="No Spacing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775cm" fo:text-indent="-0.7cm" fo:margin-left="3.875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0.6cm" fo:text-indent="-0.7cm" fo:margin-left="0.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0:19:00</meta:creation-date>
    <meta:initial-creator>Hadjebar Rabah</meta:initial-creator>
    <dc:language>fr-FR</dc:language>
    <dc:date>2019-02-27T10:20:08.190171653</dc:date>
    <meta:editing-cycles>15</meta:editing-cycles>
    <meta:editing-duration>PT45M59S</meta:editing-duration>
    <meta:generator>LibreOffice/5.1.6.2$Linux_X86_64 LibreOffice_project/10m0$Build-2</meta:generator>
    <meta:document-statistic meta:table-count="0" meta:image-count="0" meta:object-count="0" meta:page-count="1" meta:paragraph-count="26" meta:word-count="153" meta:character-count="965" meta:non-whitespace-character-count="7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